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DAB80671E9CDBF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02cm" svg:height="14.626cm" svg:x="1cm" svg:y="1.254cm">
          <draw:image xlink:href="Pictures/1000000000000280000001E0DAB80671E9CDBFF3.png" xlink:type="simple" xlink:show="embed" xlink:actuate="onLoad">
            <text:p/>
          </draw:image>
        </draw:frame>
        <draw:line draw:style-name="gr2" draw:text-style-name="P2" draw:layer="layout" svg:x1="4.175cm" svg:y1="3.54cm" svg:x2="4.429cm" svg:y2="11.414cm">
          <text:p/>
        </draw:line>
        <draw:line draw:style-name="gr2" draw:text-style-name="P2" draw:layer="layout" svg:x1="4.175cm" svg:y1="3.54cm" svg:x2="4.429cm" svg:y2="11.414cm">
          <text:p/>
        </draw:line>
        <draw:line draw:style-name="gr2" draw:text-style-name="P2" draw:layer="layout" svg:x1="3.667cm" svg:y1="10.144cm" svg:x2="13.446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9:00:38.828340259</meta:creation-date>
    <dc:date>2017-12-12T19:03:40.416397414</dc:date>
    <meta:editing-duration>PT3M35S</meta:editing-duration>
    <meta:editing-cycles>1</meta:editing-cycles>
    <meta:document-statistic meta:object-count="4"/>
    <meta:generator>LibreOffice/5.3.7.2.0$Linux_X86_64 LibreOffice_project/30$Build-2</meta:generator>
  </office:meta>
</office:document-meta>
</file>